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5.347cm" svg:x="8.89cm" svg:y="14.605cm">
          <draw:text-box>
            <text:p text:style-name="P3"><text:span text:style-name="T2">;; andy kriger</text:span></text:p>
            <text:p text:style-name="P3"><text:span text:style-name="T2">;; jun group <text:s/></text:span></text:p>
            <text:p text:style-name="P3"><text:span text:style-name="T2">;; nyc <text:s text:c="7"/>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Preliminary</text:p>
              <text:p>tail agent log</text:p>
              <text:p>start math server</text:p>
              <text:p>start grinder agent + console</text:p>
              <text:p>set grinder dir to project</text:p>
              <text:p>open working.properties in console</text:p>
              <text:p>emacs with math fileset</text:p>
              <text:p>clojure-jack-in</text:p>
              <text:p>open all files</text:p>
              <text:p>chats off</text:p>
              <text:p/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imple</text:span></text:p>
            <text:p><text:span text:style-name="T1">arithmetic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requests to the math server in a browser</text:span></text:p>
              <text:p><text:span text:style-name="T3">math server code</text:span></text:p>
              <text:p><text:span text:style-name="T3">math server testing</text:span></text:p>
              <text:p><text:span text:style-name="T3">http_stats – intro the grinder</text:span></text:p>
            </draw:text-box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at is </text:span></text:p>
            <text:p><text:span text:style-name="T1">the grinder ?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FAQ: “The Grinder is a programmer's load tester”</text:span></text:p>
              <text:p><text:span text:style-name="T3">console &amp; agents</text:span></text:p>
              <text:p><text:span text:style-name="T3">properties files</text:span></text:p>
              <text:p><text:span text:style-name="T3">test scripts</text:span></text:p>
            </draw:text-box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hello_test</text:span></text:p>
              <text:p><text:span text:style-name="T3">showing log output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math.test</text:span></text:p>
              <text:p><text:span text:style-name="T3"/></text:p>
              <text:p><text:span text:style-name="T3">http_test</text:span></text:p>
              <text:p><text:span text:style-name="T3">http_instrumented</text:span></text:p>
              <text:p><text:span text:style-name="T3">http_stats</text:span></text:p>
            </draw:text-box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relax,</text:span></text:p>
            <text:p><text:span text:style-name="T1">rebind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http_binding</text:span></text:p>
              <text:p><text:span text:style-name="T3"/></text:p>
              <text:p><text:span text:style-name="T3">dynamic wrapper for clj-http/get</text:span></text:p>
              <text:p><text:span text:style-name="T3">matching arity + response handling</text:span></text:p>
              <text:p><text:span text:style-name="T3">reporting test errors as grinder errors</text:span></text:p>
            </draw:text-box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one for you,</text:span></text:p>
            <text:p><text:span text:style-name="T1">one for you...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http_shared</text:span></text:p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leftover</text:span></text:p>
            <text:p><text:span text:style-name="T1">fasteners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proxy – for recording scripts</text:span></text:p>
              <text:p><text:span text:style-name="T3">headless – for continuous integration</text:span></text:p>
              <text:p><text:span text:style-name="T3">cloud – for load</text:span></text:p>
              <text:p><text:span text:style-name="T3">avout – for data sharing</text:span></text:p>
            </draw:text-box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>http://palletops.com/</text:p>
            <text:p/>
            <text:p>http://avout.io/</text:p>
            <text:p/>
            <text:p>git source control</text:p>
            <text:p/>
            <text:p/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1DT5M45S</meta:editing-duration>
    <meta:editing-cycles>32</meta:editing-cycles>
    <dc:date>2012-03-15T21:16:40</dc:date>
    <dc:creator>andy kriger</dc:creator>
    <meta:generator>LibreOffice/3.3$Unix LibreOffice_project/330m19$Build-401</meta:generator>
    <meta:document-statistic meta:object-count="49"/>
  </office:meta>
</office:document-meta>
</file>